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97000000681E38D61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39cm" fo:margin-left="-0.108cm" table:align="left" style:writing-mode="lr-tb"/>
    </style:style>
    <style:style style:name="Tabela1.A" style:family="table-column">
      <style:table-column-properties style:column-width="9.287cm"/>
    </style:style>
    <style:style style:name="Tabela1.B" style:family="table-column">
      <style:table-column-properties style:column-width="7.75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27cm" fo:margin-left="-0.108cm" table:align="left" style:writing-mode="lr-tb"/>
    </style:style>
    <style:style style:name="Tabela2.A" style:family="table-column">
      <style:table-column-properties style:column-width="17.02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027cm" fo:margin-left="-0.108cm" table:align="left" style:writing-mode="lr-tb"/>
    </style:style>
    <style:style style:name="Tabela3.A" style:family="table-column">
      <style:table-column-properties style:column-width="17.02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7.027cm" fo:margin-left="-0.108cm" table:align="left" style:writing-mode="lr-tb"/>
    </style:style>
    <style:style style:name="Tabela4.A" style:family="table-column">
      <style:table-column-properties style:column-width="17.02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5" style:family="table">
      <style:table-properties style:width="17.027cm" fo:margin-left="-0.108cm" table:align="left" style:writing-mode="lr-tb"/>
    </style:style>
    <style:style style:name="Tabela5.A" style:family="table-column">
      <style:table-column-properties style:column-width="17.02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="0.002cm solid #000000" style:writing-mode="lr-tb"/>
    </style:style>
    <style:style style:name="Tabela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P2" style:family="paragraph" style:parent-style-name="Table_20_Contents_20__28_user_29_"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Table_20_Contents_20__28_user_29_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Table_20_Contents_20__28_user_29_">
      <style:paragraph-properties fo:text-align="justify" style:justify-single-word="false"/>
      <style:text-properties style:font-name="Times New Roman" style:font-name-complex="Times New Roman"/>
    </style:style>
    <style:style style:name="P5" style:family="paragraph" style:parent-style-name="Table_20_Contents_20__28_user_29_">
      <style:paragraph-properties fo:text-align="justify" style:justify-single-word="false" style:snap-to-layout-grid="false"/>
      <style:text-properties style:font-name="Times New Roman" style:font-name-complex="Times New Roman"/>
    </style:style>
    <style:style style:name="P6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P9" style:family="paragraph" style:parent-style-name="Standard_20__28_user_29_"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1" style:family="paragraph" style:parent-style-name="Standard_20__28_user_29_">
      <style:text-properties style:font-name="Times New Roman" style:font-name-complex="Times New Roman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style:font-name-complex="Times New Roman"/>
    </style:style>
    <style:style style:name="P13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4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P15" style:family="paragraph" style:parent-style-name="Standard">
      <style:text-properties text:display="none"/>
    </style:style>
    <style:style style:name="P16" style:family="paragraph" style:parent-style-name="Padrão">
      <style:paragraph-properties loext:contextual-spacing="false" fo:margin-top="0cm" fo:margin-bottom="0cm" fo:line-height="100%" fo:text-align="justify" style:justify-single-word="false"/>
    </style:style>
    <style:style style:name="P17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8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9" style:family="paragraph" style:parent-style-name="Table_20_Contents_20__28_user_29_" style:list-style-name="L1">
      <style:paragraph-properties style:snap-to-layout-grid="false"/>
      <style:text-properties style:font-name="Times New Roman" style:font-name-complex="Times New Roman"/>
    </style:style>
    <style:style style:name="P20" style:family="paragraph" style:parent-style-name="Table_20_Contents_20__28_user_29_">
      <style:paragraph-properties fo:text-align="justify" style:justify-single-word="false" fo:orphans="0" fo:widows="0" fo:hyphenation-ladder-count="no-limit" style:vertical-align="baseline" style:snap-to-layout-grid="fals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P2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Arial" fo:font-size="9pt" style:font-name-complex="Times New Roman"/>
    </style:style>
    <style:style style:name="T4" style:family="text">
      <style:text-properties style:font-name="Arial" fo:font-size="9pt" fo:font-style="italic" style:font-name-complex="Times New Roman"/>
    </style:style>
    <style:style style:name="T5" style:family="text">
      <style:text-properties style:font-name="Arial" style:font-name-complex="Times New Roman"/>
    </style:style>
    <style:style style:name="T6" style:family="text">
      <style:text-properties style:text-position="33% 80%"/>
    </style:style>
    <style:style style:name="T7" style:family="text">
      <style:text-properties style:font-name="Verdana" fo:font-size="9pt"/>
    </style:style>
    <style:style style:name="T8" style:family="text">
      <style:text-properties style:font-name="Verdana" fo:font-size="9pt" fo:language="en" fo:country="US"/>
    </style:style>
    <style:style style:name="T9" style:family="text"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style:font-name-complex="Times New Roman"/>
    </style:style>
    <style:style style:name="T13" style:family="text">
      <style:text-properties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PLANO DE ENSINO</text:span><text:span text:style-name="T1"> DE </text:span><text:span text:style-name="T2">DEPENDÊNCI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Dados de Identificação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">Disciplina: Algoritmos e Estruturas De Dados I</text:p>
          </table:table-cell>
          <table:table-cell table:style-name="Tabela1.B2" office:value-type="string">
            <text:p text:style-name="P2">Professor: Rogério Sousa e Silva</text:p>
          </table:table-cell>
        </table:table-row>
        <table:table-row table:style-name="Tabela1.1">
          <table:table-cell table:style-name="Tabela1.A2" office:value-type="string">
            <text:p text:style-name="P2">Curso: Técnico Integrado em Informática</text:p>
          </table:table-cell>
          <table:table-cell table:style-name="Tabela1.B2" office:value-type="string">
            <text:p text:style-name="P2">Turma/Série: BI – DEP </text:p>
          </table:table-cell>
        </table:table-row>
        <table:table-row table:style-name="Tabela1.1">
          <table:table-cell table:style-name="Tabela1.A4" table:number-columns-spanned="2" office:value-type="string">
            <text:p text:style-name="P2">Ano Letivo: 2016/2</text:p>
          </table:table-cell>
          <table:covered-table-cell/>
        </table:table-row>
      </table:table>
      <text:p text:style-name="P1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Table_20_Contents_20__28_user_29_">1- CONTEÚDOS (lista dos conteúdos a serem recuperados com o(s) aluno(s))</text:p>
          </table:table-cell>
        </table:table-row>
        <table:table-row table:style-name="Tabela2.1">
          <table:table-cell table:style-name="Tabela2.A2" office:value-type="string">
            <text:p text:style-name="P20">Estudo de estruturas de dados elementares: vetores, matrizes, pilhas, filas, listas, ponteiros. Definição de estruturas por recorrência. Estudo e desenvolvimento de algoritmos recursivos.</text:p>
          </table:table-cell>
        </table:table-row>
      </table:table>
      <text:p text:style-name="P1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0">2- CRONOGRAMA (especificação dos períodos e horários de atendimento e da entrega e/ou realização das avaliações, inclusive as atividades avaliativas de realização autônoma)</text:p>
          </table:table-cell>
        </table:table-row>
        <table:table-row table:style-name="Tabela3.1">
          <table:table-cell table:style-name="Tabela3.A2" office:value-type="string">
            <text:p text:style-name="P5">Serão realizados encontros presenciais semanais com carga horária total de 6 horas e carga horária <text:s/>de práticas de laboratório de 4 horas. Os encontros serão às quartas-feiras horário: <text:s/>das 13 às 19 horas e atividades de prática em laboratório por agendamento.</text:p>
            <text:p text:style-name="P4"/>
          </table:table-cell>
        </table:table-row>
      </table:table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3- AVALIAÇÃO (deixar claro como ocorrerá a verificação da aprendizagem)</text:p>
          </table:table-cell>
        </table:table-row>
        <table:table-row table:style-name="Tabela4.1">
          <table:table-cell table:style-name="Tabela4.A2" office:value-type="string">
            <text:p text:style-name="P5">Trabalho bimestral com peso 3; Atividades de prática em laboratório com peso 3; Prova bimestral com peso 4.</text:p>
          </table:table-cell>
        </table:table-row>
      </table:table>
      <text:p text:style-name="P15"/>
      <text:p text:style-name="P1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Table_20_Contents_20__28_user_29_">4- REFERÊNCIAS BIBLIOGRÁFICAS</text:p>
          </table:table-cell>
        </table:table-row>
        <table:table-row table:style-name="Tabela5.1">
          <table:table-cell table:style-name="Tabela5.A2" office:value-type="string">
            <text:p text:style-name="P20"><text:span text:style-name="T10">Básica</text:span>:</text:p>
            <text:p text:style-name="P20">TENENBAUM, A.M., LANGSAN, Y., AUGENSTEIN, M.  Estrutura de dados  usando C, Ed. Pearson, São Paulo, 1995.</text:p>
            <text:p text:style-name="P20">CORMEN, T. H., ET AL. Algoritmos – Teoria e Prática, Tradução da 2ª edição. Rio de Janeiro, Campus, 2002.</text:p>
            <text:p text:style-name="P20">ZIVIANE, N. Projeto de Algoritmos com Implementações em Pascal e C, 3ª edição., Cengage Learning, São Paulo, 2010.</text:p>
            <text:p text:style-name="P20"><text:span text:style-name="T10">Complementar</text:span>:</text:p>
            <text:p text:style-name="P20">VELOSO, P. S., Estrutura de Dados, Ed. Elsevier, Rio de Janeiro, 1983.</text:p>
            <text:p text:style-name="P20">GUIMARÃES, A.M.; LAGES, N.A.C. Algoritmos e Estruturas de Dados, 1<text:span text:style-name="T6">a</text:span>Ed., Rio de Janeiro, LTC, 1985.</text:p>
            <text:p text:style-name="P20">DROSDEK, A., Estrutura de dados e algoritimos em c++, Ed. Cengage Learning, São Paulo, 2010.</text:p>
            <text:p text:style-name="P20">ASCENCIO, A. F. G., Aplicações das estruturas de dados em Delphi, Ed. Pearson Prentice Hall, São Paulo, 2005.</text:p>
            <text:p text:style-name="P20">WIRTH, N. Algoritmos e Estruturas de Dados, Ed. LTC, Rio de Janeiro, 2008.</text:p>
            <text:p text:style-name="P20">SILVA, O. Q., Estrutura de dados e algoritimos usando c: fundamentos e aplicações, Ed. Ciência Moderna, São Paulo, 2007.</text:p>
            <text:p text:style-name="P20">LAFORE, R. Estruturas de dados e algoritimos em java, Ed. Ciência Moderna, Rio de Janeiro, 2004.</text:p>
            <text:p text:style-name="P20"><text:soft-page-break/>FORBELLONE, A. L. V., Lógica de programação: a construção de algoritmos e estrutura de dados, , Ed. Pearson Prentice Hall, São Paulo, 2005.</text:p>
            <text:p text:style-name="P20">PUGA, S. Lógica de programação e estruturas de dados com aplicações em java, Pearson, São <text:tab/>Paulo, 2010. </text:p>
          </table:table-cell>
        </table:table-row>
      </table:table>
      <text:p text:style-name="P13"/>
      <text:p text:style-name="P13"/>
      <text:p text:style-name="P13">Inhumas, 02 de agosto de 2016.</text:p>
      <text:p text:style-name="P13"/>
      <text:p text:style-name="P13"/>
      <text:p text:style-name="P13"/>
      <text:p text:style-name="P12"/>
      <text:p text:style-name="P12"/>
      <text:p text:style-name="P12">_____________________________________________</text:p>
      <text:p text:style-name="P7">Rogério Sousa e Silva</text:p>
      <text:p text:style-name="P7">Professor da Discipl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vertical-align="baseline">
        <style:tab-stops>
          <style:tab-stop style:position="1.251cm"/>
        </style:tab-stops>
      </style:paragraph-properties>
      <style:text-properties style:use-window-font-color="true" style:font-name="Times New Roman" fo:font-size="12pt" fo:language="pt" fo:country="BR" style:font-name-asian="Lucida Sans Unicode1" style:font-size-asian="12pt" style:language-asian="zh" style:country-asian="CN" style:font-name-complex="Tahoma" style:font-size-complex="12pt" style:language-complex="pt" style:country-complex="BR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115%" fo:orphans="2" fo:widows="2">
        <style:tab-stops>
          <style:tab-stop style:position="1.251cm"/>
        </style:tab-stops>
      </style:paragraph-properties>
      <style:text-properties style:font-name="Times New Roman" style:letter-kerning="true" style:font-name-asian="Lucida Sans Unicode1" style:font-name-complex="Tahoma" style:language-complex="pt" style:country-complex="BR"/>
    </style:style>
    <style:style style:name="Subtitle" style:family="paragraph" style:parent-style-name="Title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_20__28_user_29_" style:class="list">
      <style:text-properties fo:font-size="12pt" style:font-size-asian="12pt" style:font-name-complex="Mangal1"/>
    </style:style>
    <style:style style:name="Caption" style:family="paragraph" style:parent-style-name="Standard_20__28_user_29_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loext:contextual-spacing="false" fo:margin-top="0cm" fo:margin-bottom="0.247cm" fo:line-height="120%"/>
    </style:style>
    <style:style style:name="Heading_20__28_user_29_" style:display-name="Heading (user)" style:family="paragraph" style:parent-style-name="Standard_20__28_user_29_" style:next-style-name="Text_20_body_20__28_user_29_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1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Table_20_Heading_20__28_user_29_" style:display-name="Table Heading (user)" style:family="paragraph" style:parent-style-name="Table_20_Contents_20__28_user_29_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balão" style:display-name="Texto de balão" style:family="paragraph" style:parent-style-name="Standard">
      <style:text-properties style:font-name="Segoe UI" fo:font-size="9pt" style:font-size-asian="9pt" style:font-name-complex="Segoe UI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size="12pt" style:font-name-asian="Lucida Sans Unicode1" style:font-size-asian="12pt" style:font-name-complex="Tahoma" style:font-size-complex="12pt" style:language-complex="pt" style:country-complex="BR"/>
    </style:style>
    <style:style style:name="Texto_20_de_20_balão_20_Char" style:display-name="Texto de balão Char" style:family="text">
      <style:text-properties style:font-name="Segoe UI" fo:font-size="9pt" style:letter-kerning="true" style:font-size-asian="9pt" style:language-asian="zh" style:country-asian="CN" style:font-name-complex="Segoe UI" style:font-size-complex="8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7.939cm" fo:margin-left="-0.108cm" table:align="left" style:writing-mode="lr-tb"/>
    </style:style>
    <style:style style:name="Tabela7.A" style:family="table-column">
      <style:table-column-properties style:column-width="4.498cm"/>
    </style:style>
    <style:style style:name="Tabela7.B" style:family="table-column">
      <style:table-column-properties style:column-width="13.44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ela6" style:family="table">
      <style:table-properties style:width="17.023cm" fo:margin-left="-0.191cm" table:align="left" style:writing-mode="lr-tb"/>
    </style:style>
    <style:style style:name="Tabela6.A" style:family="table-column">
      <style:table-column-properties style:column-width="17.02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MP2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MP3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5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P6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s1" text:anchor-type="paragraph" svg:width="3.267cm" svg:height="1.988cm" draw:z-index="1"><draw:image xlink:href="Pictures/1000020100000097000000681E38D613.png" xlink:type="simple" xlink:show="embed" xlink:actuate="onLoad"/></draw:frame></text:p>
            </table:table-cell>
            <table:table-cell table:style-name="Tabela7.B1" office:value-type="string">
              <text:p text:style-name="MP2">MINISTÉRIO DA EDUCAÇÃO</text:p>
              <text:p text:style-name="MP2">SECRETARIA DE EDUCAÇÃO PROFISSIONAL E TECNOLÓGICA</text:p>
              <text:p text:style-name="MP2">INSTITUTO FEDERAL DE EDUCAÇÃO, CIÊNCIA E TECNOLOGICA DE GOIÁS</text:p>
              <text:p text:style-name="MP2">CÂMPUS INHUMAS</text:p>
              <text:p text:style-name="MP2">DEPARTAMENTO DE ÁREAS ACADÊMICAS</text:p>
            </table:table-cell>
          </table:table-row>
        </table:table>
        <text:p text:style-name="Standard_20__28_user_29_"/>
      </style:header>
      <style:footer>
        <text:p text:style-name="MP3"/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p text:style-name="MP4">Instituto Federal de Educação, Ciência e Tecnologia de Goiás - Campus Inhumas</text:p>
              <text:p text:style-name="MP4">Av. Universitária, Vale das Goiabeiras, CEP 75.400-000, Inhumas/GO</text:p>
              <text:p text:style-name="MP5">Fone: (62) 3514-9500 FAX: (62) 3514-9595</text:p>
              <text:p text:style-name="MP6"/>
            </table:table-cell>
          </table:table-row>
        </table:table>
        <text:p text:style-name="Standard_20__28_user_29_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isa Lemos</meta:initial-creator>
    <meta:creation-date>2015-05-20T18:54:00</meta:creation-date>
    <dc:date>2016-10-20T17:30:25</dc:date>
    <meta:print-date>2016-10-20T17:28:34</meta:print-date>
    <meta:editing-cycles>10</meta:editing-cycles>
    <meta:editing-duration>PT1H57S</meta:editing-duration>
    <meta:generator>OpenOffice/4.1.2$Unix OpenOffice.org_project/412m3$Build-9782</meta:generator>
    <dc:creator>Rogério  Sousa e Silva</dc:creator>
    <meta:printed-by>Rogério  Sousa e Silva</meta:printed-by>
    <meta:document-statistic meta:table-count="7" meta:image-count="1" meta:object-count="0" meta:page-count="2" meta:paragraph-count="40" meta:word-count="428" meta:character-count="2833"/>
  </office:meta>
</office:document-meta>
</file>